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2pt" officeooo:rsid="0000a52c" officeooo:paragraph-rsid="0000a52c" style:font-size-asian="12pt" style:font-size-complex="12pt"/>
    </style:style>
    <style:style style:name="P2" style:family="paragraph" style:parent-style-name="Standard">
      <style:text-properties fo:font-size="12pt" officeooo:rsid="0000a52c" officeooo:paragraph-rsid="00145a68" style:font-size-asian="12pt" style:font-size-complex="12pt"/>
    </style:style>
    <style:style style:name="P3" style:family="paragraph" style:parent-style-name="Standard">
      <style:text-properties fo:font-size="12pt" fo:font-weight="bold" officeooo:rsid="0000a52c" officeooo:paragraph-rsid="0000a52c" style:font-size-asian="12pt" style:font-weight-asian="bold" style:font-size-complex="12pt" style:font-weight-complex="bold"/>
    </style:style>
    <style:style style:name="P4" style:family="paragraph" style:parent-style-name="Text_20_body" style:list-style-name="L1">
      <style:paragraph-properties fo:line-height="0.1598in"/>
      <style:text-properties fo:font-weight="normal" officeooo:rsid="0000a52c" style:font-size-asian="12pt" style:font-weight-asian="normal" style:font-weight-complex="normal"/>
    </style:style>
    <style:style style:name="P5" style:family="paragraph" style:parent-style-name="Text_20_body" style:list-style-name="L2">
      <style:paragraph-properties fo:line-height="0.1598in"/>
      <style:text-properties fo:font-weight="normal" officeooo:rsid="0000a52c" style:font-size-asian="12pt" style:font-weight-asian="normal" style:font-weight-complex="normal"/>
    </style:style>
    <style:style style:name="P6" style:family="paragraph" style:parent-style-name="Text_20_body" style:list-style-name="L3">
      <style:paragraph-properties fo:line-height="0.1598in"/>
      <style:text-properties fo:font-weight="normal" officeooo:rsid="0000a52c" style:font-size-asian="12pt" style:font-weight-asian="normal" style:font-weight-complex="normal"/>
    </style:style>
    <style:style style:name="P7" style:family="paragraph" style:parent-style-name="Text_20_body" style:list-style-name="L4">
      <style:paragraph-properties fo:line-height="0.1598in"/>
      <style:text-properties fo:font-weight="normal" officeooo:rsid="0000a52c" style:font-size-asian="12pt" style:font-weight-asian="normal" style:font-weight-complex="normal"/>
    </style:style>
    <style:style style:name="P8" style:family="paragraph" style:parent-style-name="Text_20_body" style:list-style-name="L5">
      <style:paragraph-properties fo:line-height="0.1598in"/>
      <style:text-properties fo:font-weight="normal" officeooo:rsid="0000a52c" style:font-size-asian="12pt" style:font-weight-asian="normal" style:font-weight-complex="normal"/>
    </style:style>
    <style:style style:name="P9" style:family="paragraph" style:parent-style-name="Text_20_body" style:list-style-name="L5">
      <style:paragraph-properties fo:line-height="0.1598in"/>
      <style:text-properties fo:font-size="12pt" fo:font-weight="normal" officeooo:rsid="0000a52c" officeooo:paragraph-rsid="001233e2" style:font-size-asian="12pt" style:font-weight-asian="normal" style:font-size-complex="12pt" style:font-weight-complex="normal"/>
    </style:style>
    <style:style style:name="P10" style:family="paragraph" style:parent-style-name="Standard">
      <style:text-properties fo:font-size="12pt" fo:font-weight="bold" officeooo:rsid="0000a52c" officeooo:paragraph-rsid="001233e2" style:font-size-asian="12pt" style:font-weight-asian="bold" style:font-size-complex="12pt" style:font-weight-complex="bold"/>
    </style:style>
    <style:style style:name="P11" style:family="paragraph" style:parent-style-name="Standard">
      <style:paragraph-properties fo:margin-top="0in" fo:margin-bottom="0in" style:contextual-spacing="false" fo:line-height="100%" fo:text-align="justify" style:justify-single-word="false"/>
      <style:text-properties officeooo:paragraph-rsid="0000a52c"/>
    </style:style>
    <style:style style:name="P12" style:family="paragraph" style:parent-style-name="Standard">
      <style:paragraph-properties fo:margin-top="0in" fo:margin-bottom="0in" style:contextual-spacing="false" fo:line-height="100%" fo:text-align="justify" style:justify-single-word="false"/>
      <style:text-properties fo:font-size="12pt" officeooo:rsid="0000a52c" officeooo:paragraph-rsid="0000a52c" style:font-size-asian="12pt" style:font-size-complex="12pt"/>
    </style:style>
    <style:style style:name="P13" style:family="paragraph" style:parent-style-name="Text_20_body">
      <style:paragraph-properties fo:margin-top="0in" fo:margin-bottom="0in" style:contextual-spacing="false" fo:line-height="0.1701in" fo:text-align="justify" style:justify-single-word="false"/>
      <style:text-properties fo:font-size="10pt" officeooo:rsid="0000a52c" officeooo:paragraph-rsid="0000a52c" style:font-size-asian="10pt" style:font-size-complex="10pt"/>
    </style:style>
    <style:style style:name="P14" style:family="paragraph" style:parent-style-name="Text_20_body">
      <style:paragraph-properties fo:margin-top="0in" fo:margin-bottom="0in" style:contextual-spacing="false" fo:line-height="0.1701in" fo:text-align="justify" style:justify-single-word="false"/>
      <style:text-properties fo:font-size="10pt" officeooo:rsid="001233e2" officeooo:paragraph-rsid="001233e2" style:font-size-asian="10pt" style:font-size-complex="10pt"/>
    </style:style>
    <style:style style:name="P15" style:family="paragraph" style:parent-style-name="Standard">
      <style:text-properties fo:font-size="11pt" fo:font-weight="bold" officeooo:rsid="0000a52c" officeooo:paragraph-rsid="001233e2" style:font-size-asian="11pt" style:font-weight-asian="bold" style:font-size-complex="11pt" style:font-weight-complex="bold"/>
    </style:style>
    <style:style style:name="P16" style:family="paragraph" style:parent-style-name="Standard">
      <style:text-properties officeooo:rsid="001233e2" officeooo:paragraph-rsid="001233e2"/>
    </style:style>
    <style:style style:name="P17" style:family="paragraph" style:parent-style-name="Standard">
      <style:text-properties fo:font-size="11pt" fo:font-weight="bold" officeooo:rsid="001233e2" officeooo:paragraph-rsid="001233e2" style:font-size-asian="11pt" style:font-weight-asian="bold" style:font-size-complex="11pt" style:font-weight-complex="bold"/>
    </style:style>
    <style:style style:name="P18" style:family="paragraph" style:parent-style-name="Standard">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style:text-properties fo:color="#000000" loext:opacity="100%" style:font-name="Liberation Serif" fo:font-size="12pt" fo:language="zxx" fo:country="none" fo:font-style="normal" style:text-underline-style="none" fo:font-weight="normal" officeooo:rsid="00087d52" officeooo:paragraph-rsid="001233e2" fo:background-color="transparent" style:font-size-asian="12pt" style:font-weight-asian="bold" style:font-size-complex="12pt" style:font-weight-complex="bold"/>
    </style:style>
    <style:style style:name="P19" style:family="paragraph" style:parent-style-name="Standard">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style:text-properties fo:color="#000000" loext:opacity="100%" style:font-name="Liberation Serif" fo:font-size="12pt" fo:language="zxx" fo:country="none" fo:font-style="normal" style:text-underline-style="none" fo:font-weight="bold" officeooo:rsid="001233e2" officeooo:paragraph-rsid="001233e2" fo:background-color="transparent" style:font-size-asian="12pt" style:font-weight-asian="bold" style:font-size-complex="12pt" style:font-weight-complex="bold"/>
    </style:style>
    <style:style style:name="P20" style:family="paragraph" style:parent-style-name="Standard">
      <loext:graphic-properties draw:fill="solid" draw:fill-color="#f8f8f8" draw:opacity="100%"/>
      <style:paragraph-properties ch2_options="{'Style': 'default', 'Language': 'Python', 'UseCharStyles': 0, 'PreviewOnStart': 0, 'LineNumberRatio': 100, 'LineNumberStart': 1, 'MasterCharStyle': '', 'ShowLineNumbers': 0, 'ColourizeBackground': 1, 'LineNumberSeparator': ' ', 'LineNumberPaddingSymbol': '', 'StoreOptionsWithSnippet': 1}" fo:margin-top="0.0398in" fo:margin-bottom="0.0398in" style:contextual-spacing="false" fo:line-height="100%" fo:background-color="#f8f8f8"/>
      <style:text-properties style:use-window-font-color="true" loext:opacity="0%" style:font-name="JetBrains Mono" fo:font-size="8pt" fo:language="zxx" fo:country="none" fo:font-style="normal" style:text-underline-style="none" fo:font-weight="normal" officeooo:rsid="001233e2" officeooo:paragraph-rsid="001233e2" fo:background-color="transparent" style:font-size-asian="8pt" style:font-weight-asian="bold" style:font-size-complex="8pt" style:font-weight-complex="bold"/>
    </style:style>
    <style:style style:name="P21" style:family="paragraph" style:parent-style-name="Standard">
      <loext:graphic-properties draw:fill="solid" draw:fill-color="#f8f8f8" draw:opacity="100%"/>
      <style:paragraph-properties ch2_options="{'Style': 'default', 'Language': 'Python', 'UseCharStyles': 0, 'PreviewOnStart': 0, 'LineNumberRatio': 100, 'LineNumberStart': 1, 'MasterCharStyle': '', 'ShowLineNumbers': 0, 'ColourizeBackground': 1, 'LineNumberSeparator': ' ', 'LineNumberPaddingSymbol': '', 'StoreOptionsWithSnippet': 1}" fo:margin-top="0.0398in" fo:margin-bottom="0.0398in" style:contextual-spacing="false" fo:line-height="100%" fo:background-color="#f8f8f8"/>
      <style:text-properties fo:color="#bbbbbb" loext:opacity="100%" style:font-name="JetBrains Mono" fo:font-size="8pt" fo:language="zxx" fo:country="none" fo:font-style="normal" style:text-underline-style="none" fo:font-weight="normal" officeooo:rsid="001233e2" officeooo:paragraph-rsid="001233e2" fo:background-color="transparent" style:font-size-asian="8pt" style:font-weight-asian="bold" style:font-size-complex="8pt" style:font-weight-complex="bold"/>
    </style:style>
    <style:style style:name="P22" style:family="paragraph" style:parent-style-name="Standard">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style:text-properties fo:color="#000000" loext:opacity="100%" style:font-name="Liberation Serif" fo:font-size="10pt" fo:language="zxx" fo:country="none" fo:font-style="normal" style:text-underline-style="none" fo:font-weight="bold" officeooo:rsid="001233e2" officeooo:paragraph-rsid="001233e2" fo:background-color="transparent" style:font-size-asian="10pt" style:font-weight-asian="bold" style:font-size-complex="10pt" style:font-weight-complex="bold"/>
    </style:style>
    <style:style style:name="P23" style:family="paragraph" style:parent-style-name="Standard">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style:text-properties fo:color="#000000" loext:opacity="100%" style:font-name="Liberation Serif" fo:font-size="10pt" fo:language="zxx" fo:country="none" fo:font-style="normal" style:text-underline-style="none" fo:font-weight="bold" officeooo:rsid="001382f8" officeooo:paragraph-rsid="001382f8" fo:background-color="transparent" style:font-size-asian="10pt" style:font-weight-asian="bold" style:font-size-complex="10pt" style:font-weight-complex="bold"/>
    </style:style>
    <style:style style:name="P24" style:family="paragraph" style:parent-style-name="Standard">
      <loext:graphic-properties draw:fill="solid" draw:fill-color="#f8f8f8" draw:opacity="100%"/>
      <style:paragraph-properties ch2_options="{'Style': 'default', 'Language': 'PowerShell', 'UseCharStyles': 0, 'PreviewOnStart': 0, 'LineNumberRatio': 100, 'LineNumberStart': 1, 'MasterCharStyle': '', 'ShowLineNumbers': 0, 'ColourizeBackground': 1, 'LineNumberSeparator': ' ', 'LineNumberPaddingSymbol': '', 'StoreOptionsWithSnippet': 1}" fo:margin-top="0.0398in" fo:margin-bottom="0.0398in" style:contextual-spacing="false" fo:line-height="100%" fo:background-color="#f8f8f8"/>
      <style:text-properties style:use-window-font-color="true" loext:opacity="0%" style:font-name="JetBrains Mono" fo:font-size="8pt" fo:language="zxx" fo:country="none" fo:font-style="normal" style:text-underline-style="none" fo:font-weight="normal" officeooo:rsid="001382f8" officeooo:paragraph-rsid="001382f8" fo:background-color="transparent" style:font-size-asian="8pt" style:font-weight-asian="bold" style:font-size-complex="8pt" style:font-weight-complex="bold"/>
    </style:style>
    <style:style style:name="P25" style:family="paragraph" style:parent-style-name="Standard">
      <loext:graphic-properties draw:fill="solid" draw:fill-color="#f8f8f8" draw:opacity="100%"/>
      <style:paragraph-properties ch2_options="{'Style': 'default', 'Language': 'PowerShell', 'UseCharStyles': 0, 'PreviewOnStart': 0, 'LineNumberRatio': 100, 'LineNumberStart': 1, 'MasterCharStyle': '', 'ShowLineNumbers': 0, 'ColourizeBackground': 1, 'LineNumberSeparator': ' ', 'LineNumberPaddingSymbol': '', 'StoreOptionsWithSnippet': 1}" fo:margin-top="0.0398in" fo:margin-bottom="0.0398in" style:contextual-spacing="false" fo:line-height="100%" fo:background-color="#f8f8f8"/>
      <style:text-properties fo:color="#000000" loext:opacity="100%" style:font-name="JetBrains Mono" fo:font-size="8pt" fo:language="zxx" fo:country="none" fo:font-style="normal" style:text-underline-style="none" fo:font-weight="normal" officeooo:rsid="001382f8" officeooo:paragraph-rsid="001382f8" fo:background-color="transparent" style:font-size-asian="8pt" style:font-weight-asian="bold" style:font-size-complex="8pt" style:font-weight-complex="bold"/>
    </style:style>
    <style:style style:name="P26" style:family="paragraph" style:parent-style-name="Standard">
      <style:text-properties fo:font-size="11pt" fo:font-weight="normal" officeooo:rsid="001233e2" officeooo:paragraph-rsid="001233e2" style:font-size-asian="11pt" style:font-weight-asian="normal" style:font-size-complex="11pt" style:font-weight-complex="normal"/>
    </style:style>
    <style:style style:name="P27" style:family="paragraph" style:parent-style-name="Text_20_body">
      <loext:graphic-properties draw:fill="solid" draw:fill-color="#f8f8f8" draw:opacity="100%"/>
      <style:paragraph-properties ch2_options="{'Style': 'default', 'Language': 'Python', 'UseCharStyles': 0, 'PreviewOnStart': 0, 'LineNumberRatio': 100, 'LineNumberStart': 1, 'MasterCharStyle': '', 'ShowLineNumbers': 0, 'ColourizeBackground': 1, 'LineNumberSeparator': ' ', 'LineNumberPaddingSymbol': '', 'StoreOptionsWithSnippet': 1}" fo:margin-top="0.0398in" fo:margin-bottom="0.0398in" style:contextual-spacing="false" fo:line-height="100%" fo:background-color="#f8f8f8"/>
      <style:text-properties fo:color="#000000" loext:opacity="100%" style:font-name="Liberation Serif" fo:font-size="12pt" fo:language="zxx" fo:country="none" fo:font-style="normal" style:text-underline-style="none" fo:font-weight="bold" officeooo:rsid="001233e2" officeooo:paragraph-rsid="001382f8" fo:background-color="transparent" style:font-size-asian="12pt" style:font-weight-asian="bold" style:font-size-complex="12pt" style:font-weight-complex="bold"/>
    </style:style>
    <style:style style:name="P28" style:family="paragraph" style:parent-style-name="Text_20_body">
      <loext:graphic-properties draw:fill="solid" draw:fill-color="#f8f8f8" draw:opacity="100%"/>
      <style:paragraph-properties ch2_options="{'Style': 'default', 'Language': 'Python', 'UseCharStyles': 0, 'PreviewOnStart': 0, 'LineNumberRatio': 100, 'LineNumberStart': 1, 'MasterCharStyle': '', 'ShowLineNumbers': 0, 'ColourizeBackground': 1, 'LineNumberSeparator': ' ', 'LineNumberPaddingSymbol': '', 'StoreOptionsWithSnippet': 1}" fo:margin-top="0.0398in" fo:margin-bottom="0.0398in" style:contextual-spacing="false" fo:line-height="100%" fo:background-color="#f8f8f8"/>
      <style:text-properties style:use-window-font-color="true" loext:opacity="0%" style:font-name="JetBrains Mono" fo:font-size="8pt" fo:language="zxx" fo:country="none" fo:font-style="normal" style:text-underline-style="none" fo:font-weight="normal" officeooo:rsid="00087d52" officeooo:paragraph-rsid="001233e2" fo:background-color="transparent" style:font-size-asian="8pt" style:font-weight-asian="bold" style:font-size-complex="8pt" style:font-weight-complex="bold"/>
    </style:style>
    <style:style style:name="P29" style:family="paragraph" style:parent-style-name="Text_20_body">
      <loext:graphic-properties draw:fill="solid" draw:fill-color="#f8f8f8" draw:opacity="100%"/>
      <style:paragraph-properties ch2_options="{'Style': 'default', 'Language': 'Python', 'UseCharStyles': 0, 'PreviewOnStart': 0, 'LineNumberRatio': 100, 'LineNumberStart': 1, 'MasterCharStyle': '', 'ShowLineNumbers': 0, 'ColourizeBackground': 1, 'LineNumberSeparator': ' ', 'LineNumberPaddingSymbol': '', 'StoreOptionsWithSnippet': 1}" fo:margin-top="0.0398in" fo:margin-bottom="0.0398in" style:contextual-spacing="false" fo:line-height="100%" fo:background-color="#f8f8f8"/>
      <style:text-properties fo:color="#bbbbbb" loext:opacity="100%" style:font-name="JetBrains Mono" fo:font-size="8pt" fo:language="zxx" fo:country="none" fo:font-style="normal" style:text-underline-style="none" fo:font-weight="normal" officeooo:rsid="00087d52" officeooo:paragraph-rsid="001233e2" fo:background-color="transparent" style:font-size-asian="8pt" style:font-weight-asian="bold" style:font-size-complex="8pt" style:font-weight-complex="bold"/>
    </style:style>
    <style:style style:name="P30"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style:text-properties fo:color="#000000" loext:opacity="100%" style:font-name="Liberation Serif" fo:font-size="10pt" fo:language="zxx" fo:country="none" fo:font-style="normal" style:text-underline-style="none" fo:font-weight="bold" officeooo:rsid="001382f8" officeooo:paragraph-rsid="001382f8" fo:background-color="transparent" style:font-size-asian="10pt" style:font-weight-asian="bold" style:font-size-complex="10pt" style:font-weight-complex="bold"/>
    </style:style>
    <style:style style:name="P31" style:family="paragraph" style:parent-style-name="Text_20_body">
      <loext:graphic-properties draw:fill="solid" draw:fill-color="#f8f8f8" draw:opacity="100%"/>
      <style:paragraph-properties ch2_options="{'Style': 'default', 'Language': 'PowerShell', 'UseCharStyles': 0, 'PreviewOnStart': 0, 'LineNumberRatio': 100, 'LineNumberStart': 1, 'MasterCharStyle': '', 'ShowLineNumbers': 0, 'ColourizeBackground': 1, 'LineNumberSeparator': ' ', 'LineNumberPaddingSymbol': '', 'StoreOptionsWithSnippet': 1}" fo:margin-top="0.0398in" fo:margin-bottom="0.0398in" style:contextual-spacing="false" fo:line-height="100%" fo:background-color="#f8f8f8"/>
      <style:text-properties style:use-window-font-color="true" loext:opacity="0%" style:font-name="JetBrains Mono" fo:font-size="8pt" fo:language="zxx" fo:country="none" fo:font-style="normal" style:text-underline-style="none" fo:font-weight="normal" officeooo:rsid="001382f8" officeooo:paragraph-rsid="001382f8" fo:background-color="transparent" style:font-size-asian="8pt" style:font-weight-asian="bold" style:font-size-complex="8pt" style:font-weight-complex="bold"/>
    </style:style>
    <style:style style:name="P32" style:family="paragraph" style:parent-style-name="Text_20_body">
      <loext:graphic-properties draw:fill="solid" draw:fill-color="#f8f8f8" draw:opacity="100%"/>
      <style:paragraph-properties ch2_options="{'Style': 'default', 'Language': 'PowerShell', 'UseCharStyles': 0, 'PreviewOnStart': 0, 'LineNumberRatio': 100, 'LineNumberStart': 1, 'MasterCharStyle': '', 'ShowLineNumbers': 0, 'ColourizeBackground': 1, 'LineNumberSeparator': ' ', 'LineNumberPaddingSymbol': '', 'StoreOptionsWithSnippet': 1}" fo:margin-top="0.0398in" fo:margin-bottom="0.0398in" style:contextual-spacing="false" fo:line-height="100%" fo:background-color="#f8f8f8"/>
      <style:text-properties fo:color="#000000" loext:opacity="100%" style:font-name="JetBrains Mono" fo:font-size="8pt" fo:language="zxx" fo:country="none" fo:font-style="normal" style:text-underline-style="none" fo:font-weight="normal" officeooo:rsid="001382f8" officeooo:paragraph-rsid="001382f8" fo:background-color="transparent" style:font-size-asian="8pt" style:font-weight-asian="bold" style:font-size-complex="8pt" style:font-weight-complex="bold"/>
    </style:style>
    <style:style style:name="P33" style:family="paragraph" style:parent-style-name="Standard">
      <style:text-properties officeooo:rsid="001233e2" officeooo:paragraph-rsid="001382f8"/>
    </style:style>
    <style:style style:name="P34" style:family="paragraph" style:parent-style-name="Standard">
      <style:text-properties fo:font-size="11pt" fo:font-weight="bold" officeooo:rsid="001233e2" officeooo:paragraph-rsid="001382f8" style:font-size-asian="11pt" style:font-weight-asian="bold" style:font-size-complex="11pt" style:font-weight-complex="bold"/>
    </style:style>
    <style:style style:name="P35" style:family="paragraph" style:parent-style-name="Standard">
      <style:text-properties fo:font-size="11pt" fo:font-weight="normal" officeooo:rsid="001233e2" officeooo:paragraph-rsid="001382f8" style:font-size-asian="11pt" style:font-weight-asian="normal" style:font-size-complex="11pt" style:font-weight-complex="normal"/>
    </style:style>
    <style:style style:name="P36" style:family="paragraph" style:parent-style-name="Standard">
      <style:text-properties fo:font-size="11pt" fo:font-weight="normal" officeooo:rsid="001382f8" officeooo:paragraph-rsid="001382f8" style:font-size-asian="11pt" style:font-weight-asian="normal" style:font-size-complex="11pt" style:font-weight-complex="normal"/>
    </style:style>
    <style:style style:name="P37" style:family="paragraph" style:parent-style-name="Standard">
      <loext:graphic-properties draw:fill="solid" draw:fill-color="#f8f8f8" draw:opacity="100%"/>
      <style:paragraph-properties ch2_options="{'Style': 'default', 'Language': 'Python', 'UseCharStyles': 0, 'PreviewOnStart': 0, 'LineNumberRatio': 100, 'LineNumberStart': 1, 'MasterCharStyle': '', 'ShowLineNumbers': 0, 'ColourizeBackground': 1, 'LineNumberSeparator': ' ', 'LineNumberPaddingSymbol': '', 'StoreOptionsWithSnippet': 1}" fo:background-color="#f8f8f8"/>
      <style:text-properties fo:color="#bbbbbb" loext:opacity="100%" style:font-name="JetBrains Mono" fo:font-size="9pt" fo:language="zxx" fo:country="none" fo:font-style="normal" style:text-underline-style="none" fo:font-weight="normal" officeooo:rsid="001382f8" officeooo:paragraph-rsid="001382f8" fo:background-color="transparent" style:font-size-asian="9pt" style:font-weight-asian="normal" style:font-size-complex="9pt" style:font-weight-complex="normal"/>
    </style:style>
    <style:style style:name="P38" style:family="paragraph" style:parent-style-name="Standard">
      <loext:graphic-properties draw:fill="solid" draw:fill-color="#f8f8f8" draw:opacity="100%"/>
      <style:paragraph-properties ch2_options="{'Style': 'default', 'Language': 'Python', 'UseCharStyles': 0, 'PreviewOnStart': 0, 'LineNumberRatio': 100, 'LineNumberStart': 1, 'MasterCharStyle': '', 'ShowLineNumbers': 0, 'ColourizeBackground': 1, 'LineNumberSeparator': ' ', 'LineNumberPaddingSymbol': '', 'StoreOptionsWithSnippet': 1}" fo:background-color="#f8f8f8"/>
      <style:text-properties style:use-window-font-color="true" loext:opacity="0%" style:font-name="JetBrains Mono" fo:font-size="9pt" fo:language="zxx" fo:country="none" fo:font-style="normal" style:text-underline-style="none" fo:font-weight="normal" officeooo:rsid="001382f8" officeooo:paragraph-rsid="001382f8" fo:background-color="transparent" style:font-size-asian="9pt" style:font-weight-asian="normal" style:font-size-complex="9pt" style:font-weight-complex="normal"/>
    </style:style>
    <style:style style:name="P39" style:family="paragraph" style:parent-style-name="Standard">
      <style:text-properties fo:font-size="11pt" fo:font-weight="bold" officeooo:rsid="001382f8" officeooo:paragraph-rsid="001382f8" style:font-size-asian="11pt" style:font-weight-asian="bold" style:font-size-complex="11pt" style:font-weight-complex="bold"/>
    </style:style>
    <style:style style:name="P40" style:family="paragraph" style:parent-style-name="Standard">
      <loext:graphic-properties draw:fill="solid" draw:fill-color="#f8f8f8" draw:opacity="100%"/>
      <style:paragraph-properties ch2_options="{'Style': 'default', 'Language': 'PowerShell', 'UseCharStyles': 0, 'PreviewOnStart': 0, 'LineNumberRatio': 100, 'LineNumberStart': 1, 'MasterCharStyle': '', 'ShowLineNumbers': 0, 'ColourizeBackground': 1, 'LineNumberSeparator': ' ', 'LineNumberPaddingSymbol': '', 'StoreOptionsWithSnippet': 1}" fo:background-color="#f8f8f8"/>
      <style:text-properties style:use-window-font-color="true" loext:opacity="0%" style:font-name="JetBrains Mono" fo:font-size="9pt" fo:language="zxx" fo:country="none" fo:font-style="normal" style:text-underline-style="none" fo:font-weight="normal" officeooo:rsid="001382f8" officeooo:paragraph-rsid="001382f8" fo:background-color="transparent" style:font-size-asian="9pt" style:font-weight-asian="bold" style:font-size-complex="9pt" style:font-weight-complex="bold"/>
    </style:style>
    <style:style style:name="P41" style:family="paragraph" style:parent-style-name="Standard">
      <loext:graphic-properties draw:fill="solid" draw:fill-color="#f8f8f8" draw:opacity="100%"/>
      <style:paragraph-properties ch2_options="{'Style': 'default', 'Language': 'PowerShell', 'UseCharStyles': 0, 'PreviewOnStart': 0, 'LineNumberRatio': 100, 'LineNumberStart': 1, 'MasterCharStyle': '', 'ShowLineNumbers': 0, 'ColourizeBackground': 1, 'LineNumberSeparator': ' ', 'LineNumberPaddingSymbol': '', 'StoreOptionsWithSnippet': 1}" fo:background-color="#f8f8f8"/>
      <style:text-properties fo:color="#000000" loext:opacity="100%" style:font-name="JetBrains Mono" fo:font-size="9pt" fo:language="zxx" fo:country="none" fo:font-style="normal" style:text-underline-style="none" fo:font-weight="normal" officeooo:rsid="001382f8" officeooo:paragraph-rsid="001382f8" fo:background-color="transparent" style:font-size-asian="9pt" style:font-weight-asian="bold" style:font-size-complex="9pt" style:font-weight-complex="bold"/>
    </style:style>
    <style:style style:name="P42" style:family="paragraph" style:parent-style-name="Text_20_body">
      <style:paragraph-properties fo:margin-left="0in" fo:margin-right="0in" fo:margin-top="0in" fo:margin-bottom="0in" style:contextual-spacing="false" fo:line-height="100%" fo:text-indent="0in" style:auto-text-indent="false"/>
      <style:text-properties fo:font-size="11pt" fo:font-weight="normal" officeooo:rsid="001233e2" officeooo:paragraph-rsid="001382f8" style:font-size-asian="11pt" style:font-weight-asian="normal" style:font-size-complex="11pt" style:font-weight-complex="normal"/>
    </style:style>
    <style:style style:name="P43"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style:text-properties fo:color="#000000" loext:opacity="100%" style:font-name="Liberation Serif" fo:font-size="12pt" fo:language="zxx" fo:country="none" fo:font-style="normal" style:text-underline-style="none" fo:font-weight="normal" officeooo:rsid="00087d52" officeooo:paragraph-rsid="001233e2" fo:background-color="transparent" style:font-size-asian="12pt" style:font-weight-asian="bold" style:font-size-complex="12pt" style:font-weight-complex="bold"/>
    </style:style>
    <style:style style:name="P44"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style:text-properties fo:color="#000000" loext:opacity="100%" style:font-name="Liberation Serif" fo:font-size="12pt" fo:language="zxx" fo:country="none" fo:font-style="normal" style:text-underline-style="none" fo:font-weight="normal" officeooo:rsid="001382f8" officeooo:paragraph-rsid="001382f8" fo:background-color="transparent" style:font-size-asian="12pt" style:font-weight-asian="bold" style:font-size-complex="12pt" style:font-weight-complex="bold"/>
    </style:style>
    <style:style style:name="P45" style:family="paragraph" style:parent-style-name="Text_20_body">
      <loext:graphic-properties draw:fill="solid" draw:fill-color="#f8f8f8" draw:opacity="100%"/>
      <style:paragraph-properties ch2_options="{'Style': 'default', 'Language': 'Python', 'UseCharStyles': 0, 'PreviewOnStart': 0, 'LineNumberRatio': 100, 'LineNumberStart': 1, 'MasterCharStyle': '', 'ShowLineNumbers': 0, 'ColourizeBackground': 1, 'LineNumberSeparator': ' ', 'LineNumberPaddingSymbol': '', 'StoreOptionsWithSnippet': 1}" fo:margin-top="0.0398in" fo:margin-bottom="0.0398in" style:contextual-spacing="false" fo:line-height="100%" fo:background-color="#f8f8f8"/>
      <style:text-properties style:use-window-font-color="true" loext:opacity="0%" style:font-name="JetBrains Mono" fo:font-size="8pt" fo:language="zxx" fo:country="none" fo:font-style="normal" style:text-underline-style="none" fo:font-weight="normal" officeooo:rsid="001382f8" officeooo:paragraph-rsid="001382f8" fo:background-color="transparent" style:font-size-asian="8pt" style:font-weight-asian="bold" style:font-size-complex="8pt" style:font-weight-complex="bold"/>
    </style:style>
    <style:style style:name="P46" style:family="paragraph" style:parent-style-name="Text_20_body">
      <loext:graphic-properties draw:fill="solid" draw:fill-color="#f8f8f8" draw:opacity="100%"/>
      <style:paragraph-properties ch2_options="{'Style': 'default', 'Language': 'Python', 'UseCharStyles': 0, 'PreviewOnStart': 0, 'LineNumberRatio': 100, 'LineNumberStart': 1, 'MasterCharStyle': '', 'ShowLineNumbers': 0, 'ColourizeBackground': 1, 'LineNumberSeparator': ' ', 'LineNumberPaddingSymbol': '', 'StoreOptionsWithSnippet': 1}" fo:margin-top="0.0398in" fo:margin-bottom="0.0398in" style:contextual-spacing="false" fo:line-height="100%" fo:background-color="#f8f8f8"/>
      <style:text-properties fo:color="#bbbbbb" loext:opacity="100%" style:font-name="JetBrains Mono" fo:font-size="8pt" fo:language="zxx" fo:country="none" fo:font-style="normal" style:text-underline-style="none" fo:font-weight="normal" officeooo:rsid="001382f8" officeooo:paragraph-rsid="001382f8" fo:background-color="transparent" style:font-size-asian="8pt" style:font-weight-asian="bold" style:font-size-complex="8pt" style:font-weight-complex="bold"/>
    </style:style>
    <style:style style:name="P47"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style:text-properties fo:color="#000000" loext:opacity="100%" style:font-name="Liberation Serif" fo:font-size="12pt" fo:language="zxx" fo:country="none" fo:font-style="normal" style:text-underline-style="none" fo:font-weight="bold" officeooo:rsid="001382f8" officeooo:paragraph-rsid="001382f8" fo:background-color="transparent" style:font-size-asian="12pt" style:font-weight-asian="bold" style:font-size-complex="12pt" style:font-weight-complex="bold"/>
    </style:style>
    <style:style style:name="P48"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style:text-properties fo:color="#000000" loext:opacity="100%" style:font-name="Liberation Serif" fo:font-size="12pt" fo:language="zxx" fo:country="none" fo:font-style="normal" style:text-underline-style="none" fo:font-weight="normal" officeooo:rsid="00087d52" officeooo:paragraph-rsid="001382f8" fo:background-color="transparent" style:font-size-asian="12pt" style:font-weight-asian="bold" style:font-size-complex="12pt" style:font-weight-complex="bold"/>
    </style:style>
    <style:style style:name="P49" style:family="paragraph" style:parent-style-name="Text_20_body">
      <style:paragraph-properties fo:margin-top="0in" fo:margin-bottom="0in" style:contextual-spacing="false" fo:line-height="0.1701in" fo:text-align="justify" style:justify-single-word="false"/>
      <style:text-properties fo:font-size="10pt" fo:font-weight="bold" officeooo:rsid="0014246a" officeooo:paragraph-rsid="0014246a" style:font-size-asian="10pt" style:font-weight-asian="bold" style:font-size-complex="10pt" style:font-weight-complex="bold"/>
    </style:style>
    <style:style style:name="P50" style:family="paragraph" style:parent-style-name="Text_20_body">
      <loext:graphic-properties draw:fill="solid" draw:fill-color="#f8f8f8" draw:opacity="100%"/>
      <style:paragraph-properties ch2_options="{'Style': 'default', 'Language': 'PowerShell', 'UseCharStyles': 0, 'PreviewOnStart': 0, 'LineNumberRatio': 100, 'LineNumberStart': 1, 'MasterCharStyle': '', 'ShowLineNumbers': 0, 'ColourizeBackground': 1, 'LineNumberSeparator': ' ', 'LineNumberPaddingSymbol': '', 'StoreOptionsWithSnippet': 1}" fo:margin-top="0in" fo:margin-bottom="0in" style:contextual-spacing="false" fo:line-height="0.1701in" fo:text-align="start" style:justify-single-word="false" fo:background-color="#f8f8f8"/>
      <style:text-properties style:use-window-font-color="true" loext:opacity="0%" style:font-name="JetBrains Mono" fo:font-size="8pt" fo:language="zxx" fo:country="none" fo:font-style="normal" style:text-underline-style="none" fo:font-weight="normal" officeooo:rsid="0000a52c" officeooo:paragraph-rsid="0014246a" fo:background-color="transparent" style:font-size-asian="8pt" style:font-size-complex="8pt"/>
    </style:style>
    <style:style style:name="P51" style:family="paragraph" style:parent-style-name="Text_20_body">
      <loext:graphic-properties draw:fill="solid" draw:fill-color="#f8f8f8" draw:opacity="100%"/>
      <style:paragraph-properties ch2_options="{'Style': 'default', 'Language': 'PowerShell', 'UseCharStyles': 0, 'PreviewOnStart': 0, 'LineNumberRatio': 100, 'LineNumberStart': 1, 'MasterCharStyle': '', 'ShowLineNumbers': 0, 'ColourizeBackground': 1, 'LineNumberSeparator': ' ', 'LineNumberPaddingSymbol': '', 'StoreOptionsWithSnippet': 1}" fo:margin-top="0in" fo:margin-bottom="0in" style:contextual-spacing="false" fo:line-height="0.1701in" fo:text-align="start" style:justify-single-word="false" fo:background-color="#f8f8f8"/>
      <style:text-properties fo:color="#000000" loext:opacity="100%" style:font-name="JetBrains Mono" fo:font-size="8pt" fo:language="zxx" fo:country="none" fo:font-style="normal" style:text-underline-style="none" fo:font-weight="normal" officeooo:rsid="0000a52c" officeooo:paragraph-rsid="0014246a" fo:background-color="transparent" style:font-size-asian="8pt" style:font-size-complex="8pt"/>
    </style:style>
    <style:style style:name="P52"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fo:text-align="justify" style:justify-single-word="false"/>
      <style:text-properties fo:color="#000000" loext:opacity="100%" style:font-name="Liberation Serif" fo:font-size="12pt" fo:language="zxx" fo:country="none" fo:font-style="normal" style:text-underline-style="none" fo:font-weight="normal" officeooo:rsid="00087d52" officeooo:paragraph-rsid="001233e2" fo:background-color="transparent" style:font-size-asian="12pt" style:font-weight-asian="bold" style:font-size-complex="12pt" style:font-weight-complex="bold"/>
    </style:style>
    <style:style style:name="P53" style:family="paragraph" style:parent-style-name="Text_20_body">
      <style:paragraph-properties fo:margin-top="0.0398in" fo:margin-bottom="0.0398in" style:contextual-spacing="false" fo:line-height="100%" fo:text-align="justify" style:justify-single-word="false"/>
      <style:text-properties fo:color="#000000" loext:opacity="100%" fo:language="zxx" fo:country="none" officeooo:rsid="00087d52" style:font-size-asian="12pt" style:font-weight-asian="bold" style:font-weight-complex="bold"/>
    </style:style>
    <style:style style:name="T1" style:family="text">
      <style:text-properties fo:font-weight="bold" officeooo:rsid="001233e2" style:font-weight-asian="bold" style:font-weight-complex="bold"/>
    </style:style>
    <style:style style:name="T2" style:family="text">
      <style:text-properties fo:font-weight="bold" style:font-weight-asian="bold" style:font-weight-complex="bold"/>
    </style:style>
    <style:style style:name="T3" style:family="text">
      <style:text-properties officeooo:rsid="001233e2"/>
    </style:style>
    <style:style style:name="T4" style:family="text">
      <style:text-properties officeooo:rsid="00145a68"/>
    </style:style>
    <style:style style:name="T5" style:family="text">
      <style:text-properties fo:font-size="11pt" fo:font-weight="bold" style:font-size-asian="11pt" style:font-weight-asian="bold" style:font-size-complex="11pt" style:font-weight-complex="bold"/>
    </style:style>
    <style:style style:name="T6" style:family="text">
      <style:text-properties fo:font-weight="normal" style:font-weight-asian="normal" style:font-weight-complex="normal"/>
    </style:style>
    <style:style style:name="T7" style:family="text">
      <style:text-properties fo:color="#bbbbbb" loext:opacity="100%" fo:font-weight="normal"/>
    </style:style>
    <style:style style:name="T8" style:family="text">
      <style:text-properties style:font-name="JetBrains Mono" fo:font-size="8pt" fo:font-weight="normal" style:font-size-asian="8pt" style:font-size-complex="8pt"/>
    </style:style>
    <style:style style:name="T9" style:family="text">
      <style:text-properties fo:color="#666666" loext:opacity="100%" style:font-name="JetBrains Mono" fo:font-size="8pt" fo:font-weight="normal" style:font-size-asian="8pt" style:font-size-complex="8pt"/>
    </style:style>
    <style:style style:name="T10" style:family="text">
      <style:text-properties fo:color="#ba2121" loext:opacity="100%" style:font-name="JetBrains Mono" fo:font-size="8pt" fo:font-weight="normal" style:font-size-asian="8pt" style:font-size-complex="8pt"/>
    </style:style>
    <style:style style:name="T11" style:family="text">
      <style:text-properties fo:color="#000000" loext:opacity="100%"/>
    </style:style>
    <style:style style:name="T12" style:family="text">
      <style:text-properties fo:color="#666666" loext:opacity="100%"/>
    </style:style>
    <style:style style:name="T13" style:family="text">
      <style:text-properties fo:color="#008000" loext:opacity="100%"/>
    </style:style>
    <style:style style:name="T14" style:family="text">
      <style:text-properties fo:color="#ba2121" loext:opacity="100%"/>
    </style:style>
    <style:style style:name="T15" style:family="text">
      <style:text-properties fo:font-size="11pt" fo:font-weight="bold" officeooo:rsid="001382f8" style:font-size-asian="11pt" style:font-weight-asian="bold" style:font-size-complex="11pt" style:font-weight-complex="bold"/>
    </style:style>
    <style:style style:name="T16" style:family="text">
      <style:text-properties fo:color="#bbbbbb" loext:opacity="100%" fo:language="zxx" fo:country="none" fo:font-style="normal" style:text-underline-style="none" fo:background-color="transparent" loext:char-shading-value="0"/>
    </style:style>
    <style:style style:name="T17" style:family="text">
      <style:text-properties fo:color="#000000" loext:opacity="100%" style:font-name="JetBrains Mono" fo:font-size="9pt" fo:language="zxx" fo:country="none" fo:font-style="normal" style:text-underline-style="none" fo:background-color="transparent" loext:char-shading-value="0" style:font-size-asian="9pt" style:font-size-complex="9pt"/>
    </style:style>
    <style:style style:name="T18" style:family="text">
      <style:text-properties fo:color="#666666" loext:opacity="100%" style:font-name="JetBrains Mono" fo:font-size="9pt" fo:language="zxx" fo:country="none" fo:font-style="normal" style:text-underline-style="none" fo:background-color="transparent" loext:char-shading-value="0" style:font-size-asian="9pt" style:font-size-complex="9pt"/>
    </style:style>
    <style:style style:name="T19" style:family="text">
      <style:text-properties fo:color="#008000" loext:opacity="100%" style:font-name="JetBrains Mono" fo:font-size="9pt" fo:language="zxx" fo:country="none" fo:font-style="normal" style:text-underline-style="none" fo:background-color="transparent" loext:char-shading-value="0" style:font-size-asian="9pt" style:font-size-complex="9pt"/>
    </style:style>
    <style:style style:name="T20" style:family="text">
      <style:text-properties fo:color="#ba2121" loext:opacity="100%" style:font-name="JetBrains Mono" fo:font-size="9pt" fo:language="zxx" fo:country="none" fo:font-style="normal" style:text-underline-style="none" fo:background-color="transparent" loext:char-shading-value="0" style:font-size-asian="9pt" style:font-size-complex="9pt"/>
    </style:style>
    <style:style style:name="T21" style:family="text">
      <style:text-properties fo:color="#008000" loext:opacity="100%" fo:font-weight="bold"/>
    </style:style>
    <style:style style:name="T22" style:family="text">
      <style:text-properties fo:font-weight="bold"/>
    </style:style>
    <style:style style:name="T23" style:family="text">
      <style:text-properties fo:color="#bbbbbb" loext:opacity="100%"/>
    </style:style>
    <style:style style:name="T24" style:family="text">
      <style:text-properties style:font-name="JetBrains Mono" fo:font-size="8pt" fo:background-color="#f8f8f8" loext:char-shading-value="0" style:font-size-asian="8pt" style:font-size-complex="8pt"/>
    </style:style>
    <style:style style:name="T25" style:family="text">
      <style:text-properties fo:color="#666666" loext:opacity="100%" style:font-name="JetBrains Mono" fo:font-size="8pt" fo:background-color="#f8f8f8" loext:char-shading-value="0" style:font-size-asian="8pt" style:font-size-complex="8pt"/>
    </style:style>
    <style:style style:name="T26" style:family="text">
      <style:text-properties fo:color="#aa22ff" loext:opacity="100%" fo:font-weight="bold"/>
    </style:style>
    <style:style style:name="T27" style:family="text">
      <style:text-properties fo:color="#000000" loext:opacity="100%" fo:font-style="normal" style:text-underline-style="none" fo:font-weight="normal"/>
    </style:style>
    <style:style style:name="T28" style:family="text">
      <style:text-properties fo:color="#0000ff" loext:opacity="100%" fo:font-weight="bold"/>
    </style:style>
    <style:style style:name="T29" style:family="text">
      <style:text-properties officeooo:rsid="0014246a"/>
    </style:style>
    <style:style style:name="T30" style:family="text">
      <style:text-properties officeooo:rsid="000c9641"/>
    </style:style>
    <style:style style:name="T31" style:family="text">
      <style:text-properties style:font-name="Liberation Serif" fo:font-weight="bol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text:span text:style-name="T2">.1<text:tab/>Experiment No.<text:tab/>: </text:span>0<text:span text:style-name="T3">1</text:span></text:p>
      <text:p text:style-name="P2"><text:span text:style-name="T1">1</text:span><text:span text:style-name="T2">.2<text:tab/>Experiment Name<text:tab/>:</text:span> <text:span text:style-name="T4">Introduction to Python Programming Language</text:span></text:p>
      <text:p text:style-name="P3"><text:span text:style-name="T3">1</text:span>.3<text:tab/>Objectives</text:p>
      <text:p text:style-name="P3"/>
      <text:list text:style-name="L1">
        <text:list-item>
          <text:p text:style-name="P4">To implement mathematical and logical operations using Python operators.</text:p>
        </text:list-item>
      </text:list>
      <text:list text:style-name="L2">
        <text:list-item>
          <text:p text:style-name="P5">To apply conditional statements and loops to solve simple problems.</text:p>
        </text:list-item>
      </text:list>
      <text:list text:style-name="L3">
        <text:list-item>
          <text:p text:style-name="P6">To create and manipulate lists, dictionaries, and user-defined functions.</text:p>
        </text:list-item>
      </text:list>
      <text:list text:style-name="L4">
        <text:list-item>
          <text:p text:style-name="P7">To perform numerical computations using NumPy arrays.</text:p>
        </text:list-item>
      </text:list>
      <text:list text:style-name="L5">
        <text:list-item>
          <text:p text:style-name="P8">To demonstrate basic data visualization using Matplotlib.</text:p>
        </text:list-item>
        <text:list-item>
          <text:p text:style-name="P9">To understand and practice basic Python syntax and structure.</text:p>
        </text:list-item>
      </text:list>
      <text:p text:style-name="P10"><text:span text:style-name="T3">1</text:span>.<text:span text:style-name="T3">4</text:span><text:tab/><text:span text:style-name="T3">Introduction</text:span></text:p>
      <text:p text:style-name="P10"/>
      <text:p text:style-name="P11">Python programming concepts and basic data analysis techniques were introduced in this lab. Fundamental topics such as variables, data types, operators, conditional statements, loops, functions, lists, dictionaries, NumPy arrays, and basic data visualization using Matplotlib were covered. Hands-on exercises were performed to strengthen understanding of these core programming constructs and numerical operation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3"/>
      <text:p text:style-name="P13"/>
      <text:p text:style-name="P13"/>
      <text:p text:style-name="P13"/>
      <text:p text:style-name="P14"/>
      <text:p text:style-name="P14"/>
      <text:p text:style-name="P14"/>
      <text:p text:style-name="P14"/>
      <text:p text:style-name="P14"/>
      <text:p text:style-name="P15"><text:soft-page-break/><text:span text:style-name="T3">1.5</text:span><text:tab/><text:span text:style-name="T3">Problems</text:span></text:p>
      <text:p text:style-name="P15"/>
      <text:p text:style-name="P16"><text:span text:style-name="T5">Problem No: 01</text:span></text:p>
      <text:p text:style-name="P17">Problem Statement:</text:p>
      <text:p text:style-name="P17"><text:span text:style-name="T6">Write a Python program to print your name, store your favorite number in a variable, and display it using the </text:span><text:span text:style-name="Source_20_Text"><text:span text:style-name="T6">print()</text:span></text:span><text:span text:style-name="T6"> function.</text:span></text:p>
      <text:p text:style-name="P18"/>
      <text:p text:style-name="P19">Code:<text:span text:style-name="T7"><text:line-break/></text:span><text:span text:style-name="T8">name </text:span><text:span text:style-name="T9">=</text:span><text:span text:style-name="T8"> </text:span><text:span text:style-name="T10">"Zarif Ahnaf"</text:span></text:p>
      <text:p text:style-name="P20"><text:span text:style-name="T11">favorite_number </text:span><text:span text:style-name="T12">=</text:span><text:span text:style-name="T11"> </text:span><text:span text:style-name="T12">7</text:span></text:p>
      <text:p text:style-name="P21"/>
      <text:p text:style-name="P20"><text:span text:style-name="T13">print</text:span><text:span text:style-name="T11">(</text:span><text:span text:style-name="T14">"My name is:"</text:span><text:span text:style-name="T11">, name)</text:span></text:p>
      <text:p text:style-name="P20"><text:span text:style-name="T13">print</text:span><text:span text:style-name="T11">(</text:span><text:span text:style-name="T14">"My favorite number is:"</text:span><text:span text:style-name="T11">, favorite_number)</text:span></text:p>
      <text:p text:style-name="P22"/>
      <text:p text:style-name="P23">Output:</text:p>
      <text:p text:style-name="P24"><text:span text:style-name="T13">PS </text:span><text:span text:style-name="T11">C:\Users\zarif\OneDrive\Desktop\Programming\CSE-3214\Drawings&gt; &amp; C:/Users/zarif/AppData/Local/Programs/Python/Python314/python.exe c:/Users/zarif/OneDrive/Desktop/Programming/CSE-3214/Drawings/test.py</text:span></text:p>
      <text:p text:style-name="P25">My name is: Zarif Ahnaf</text:p>
      <text:p text:style-name="P25">My favorite number is: 7</text:p>
      <text:p text:style-name="P23"/>
      <text:p text:style-name="P17">Problem No: 02</text:p>
      <text:p text:style-name="P17">Problem Statement:</text:p>
      <text:p text:style-name="P26">Write a Python program to add numbers from 1 to 10, subtract 23 from 55, and multiply 2.3 by 4.4 while displaying the data type of the result.</text:p>
      <text:p text:style-name="P26"/>
      <text:p text:style-name="P26"/>
      <text:p text:style-name="P27">Code:</text:p>
      <text:p text:style-name="P28"><text:span text:style-name="T11">total </text:span><text:span text:style-name="T12">=</text:span><text:span text:style-name="T11"> </text:span><text:span text:style-name="T13">sum</text:span><text:span text:style-name="T11">(</text:span><text:span text:style-name="T13">range</text:span><text:span text:style-name="T11">(</text:span><text:span text:style-name="T12">1</text:span><text:span text:style-name="T11">, </text:span><text:span text:style-name="T12">11</text:span><text:span text:style-name="T11">))</text:span></text:p>
      <text:p text:style-name="P28"><text:span text:style-name="T13">print</text:span><text:span text:style-name="T11">(</text:span><text:span text:style-name="T14">"Sum from 1 to 10:"</text:span><text:span text:style-name="T11">, total)</text:span></text:p>
      <text:p text:style-name="P29"/>
      <text:p text:style-name="P28"><text:span text:style-name="T11">subtraction </text:span><text:span text:style-name="T12">=</text:span><text:span text:style-name="T11"> </text:span><text:span text:style-name="T12">55</text:span><text:span text:style-name="T11"> </text:span><text:span text:style-name="T12">-</text:span><text:span text:style-name="T11"> </text:span><text:span text:style-name="T12">23</text:span></text:p>
      <text:p text:style-name="P28"><text:span text:style-name="T13">print</text:span><text:span text:style-name="T11">(</text:span><text:span text:style-name="T14">"55 - 23 ="</text:span><text:span text:style-name="T11">, subtraction)</text:span></text:p>
      <text:p text:style-name="P29"/>
      <text:p text:style-name="P28"><text:span text:style-name="T11">multiplication </text:span><text:span text:style-name="T12">=</text:span><text:span text:style-name="T11"> </text:span><text:span text:style-name="T12">2.3</text:span><text:span text:style-name="T11"> </text:span><text:span text:style-name="T12">*</text:span><text:span text:style-name="T11"> </text:span><text:span text:style-name="T12">4.4</text:span></text:p>
      <text:p text:style-name="P28"><text:span text:style-name="T13">print</text:span><text:span text:style-name="T11">(</text:span><text:span text:style-name="T14">"2.3 * 4.4 ="</text:span><text:span text:style-name="T11">, multiplication)</text:span></text:p>
      <text:p text:style-name="P28"><text:span text:style-name="T13">print</text:span><text:span text:style-name="T11">(</text:span><text:span text:style-name="T14">"Data type of result:"</text:span><text:span text:style-name="T11">, </text:span><text:span text:style-name="T13">type</text:span><text:span text:style-name="T11">(multiplication))</text:span></text:p>
      <text:p text:style-name="P30"/>
      <text:p text:style-name="P30">Output:</text:p>
      <text:p text:style-name="P31"><text:span text:style-name="T13">PS </text:span><text:span text:style-name="T11">C:\Users\zarif\OneDrive\Desktop\Programming\CSE-3214\Drawings&gt; &amp; C:/Users/zarif/AppData/Local/Programs/Python/Python314/python.exe c:/Users/zarif/OneDrive/Desktop/Programming/CSE-3214/Drawings/test.py</text:span></text:p>
      <text:p text:style-name="P32">Sum from 1 to 10: 55</text:p>
      <text:p text:style-name="P32">55 - 23 = 32</text:p>
      <text:p text:style-name="P32">2.3 * 4.4 = 10.12</text:p>
      <text:p text:style-name="P31"><text:span text:style-name="T11">Data </text:span><text:span text:style-name="T13">type </text:span><text:span text:style-name="T11">of result: &lt;class </text:span><text:span text:style-name="T14">'float'</text:span><text:span text:style-name="T11">&gt;</text:span></text:p>
      <text:p text:style-name="P33"><text:soft-page-break/><text:span text:style-name="T5">Problem No: 0</text:span><text:span text:style-name="T15">3</text:span></text:p>
      <text:p text:style-name="P34">Problem Statement:</text:p>
      <text:p text:style-name="P35">Write a Python program that checks whether a given number is positive, negative, or zero using conditional statements.</text:p>
      <text:p text:style-name="P35"/>
      <text:p text:style-name="P36"><text:span text:style-name="T2">Code:</text:span><text:span text:style-name="T16"><text:line-break/></text:span><text:span text:style-name="T17">number </text:span><text:span text:style-name="T18">=</text:span><text:span text:style-name="T17"> </text:span><text:span text:style-name="T19">float</text:span><text:span text:style-name="T17">(</text:span><text:span text:style-name="T19">input</text:span><text:span text:style-name="T17">(</text:span><text:span text:style-name="T20">"Enter a number: "</text:span><text:span text:style-name="T17">))</text:span></text:p>
      <text:p text:style-name="P37"/>
      <text:p text:style-name="P38"><text:span text:style-name="T21">if</text:span><text:span text:style-name="T11"> number </text:span><text:span text:style-name="T12">&gt;</text:span><text:span text:style-name="T11"> </text:span><text:span text:style-name="T12">0</text:span><text:span text:style-name="T11">:</text:span></text:p>
      <text:p text:style-name="P38"><text:span text:style-name="T11"><text:s text:c="4"/></text:span><text:span text:style-name="T13">print</text:span><text:span text:style-name="T11">(</text:span><text:span text:style-name="T14">"The number is positive."</text:span><text:span text:style-name="T11">)</text:span></text:p>
      <text:p text:style-name="P38"><text:span text:style-name="T21">elif</text:span><text:span text:style-name="T11"> number </text:span><text:span text:style-name="T12">&lt;</text:span><text:span text:style-name="T11"> </text:span><text:span text:style-name="T12">0</text:span><text:span text:style-name="T11">:</text:span></text:p>
      <text:p text:style-name="P38"><text:span text:style-name="T11"><text:s text:c="4"/></text:span><text:span text:style-name="T13">print</text:span><text:span text:style-name="T11">(</text:span><text:span text:style-name="T14">"The number is negative."</text:span><text:span text:style-name="T11">)</text:span></text:p>
      <text:p text:style-name="P38"><text:span text:style-name="T21">else</text:span><text:span text:style-name="T11">:</text:span></text:p>
      <text:p text:style-name="P38"><text:span text:style-name="T11"><text:s text:c="4"/></text:span><text:span text:style-name="T13">print</text:span><text:span text:style-name="T11">(</text:span><text:span text:style-name="T14">"The number is zero."</text:span><text:span text:style-name="T11">)</text:span></text:p>
      <text:p text:style-name="P34"/>
      <text:p text:style-name="P39">Output:</text:p>
      <text:p text:style-name="P40"><text:span text:style-name="T13">PS </text:span><text:span text:style-name="T11">C:\Users\zarif\OneDrive\Desktop\Programming\CSE-3214\Drawings&gt; &amp; C:/Users/zarif/AppData/Local/Programs/Python/Python314/python.exe c:/Users/zarif/OneDrive/Desktop/Programming/CSE-3214/Drawings/test.py</text:span></text:p>
      <text:p text:style-name="P41">Enter a number: 1</text:p>
      <text:p text:style-name="P41">The number is positive.</text:p>
      <text:p text:style-name="P34"/>
      <text:p text:style-name="P33"><text:span text:style-name="T5">Problem No: 0</text:span><text:span text:style-name="T15">4</text:span></text:p>
      <text:p text:style-name="P34">Problem Statement:</text:p>
      <text:p text:style-name="P42">Write a Python program to create a list of five numbers, print each number using a loop, display their squares, and calculate their average.</text:p>
      <text:p text:style-name="P43"/>
      <text:p text:style-name="P44"><text:span text:style-name="T22">Code:</text:span><text:span text:style-name="T23"><text:line-break/></text:span><text:span text:style-name="T24">numbers </text:span><text:span text:style-name="T25">=</text:span><text:span text:style-name="T24"> [</text:span><text:span text:style-name="T25">2</text:span><text:span text:style-name="T24">, </text:span><text:span text:style-name="T25">4</text:span><text:span text:style-name="T24">, </text:span><text:span text:style-name="T25">6</text:span><text:span text:style-name="T24">, </text:span><text:span text:style-name="T25">8</text:span><text:span text:style-name="T24">, </text:span><text:span text:style-name="T25">10</text:span><text:span text:style-name="T24">]</text:span></text:p>
      <text:p text:style-name="P45"><text:span text:style-name="T13">print</text:span><text:span text:style-name="T11">(</text:span><text:span text:style-name="T14">"Numbers in the list:"</text:span><text:span text:style-name="T11">)</text:span></text:p>
      <text:p text:style-name="P45"><text:span text:style-name="T21">for</text:span><text:span text:style-name="T11"> num </text:span><text:span text:style-name="T26">in</text:span><text:span text:style-name="T11"> numbers:</text:span></text:p>
      <text:p text:style-name="P45"><text:span text:style-name="T11"><text:s text:c="4"/></text:span><text:span text:style-name="T13">print</text:span><text:span text:style-name="T11">(num)</text:span></text:p>
      <text:p text:style-name="P45"><text:span text:style-name="T13">print</text:span><text:span text:style-name="T11">(</text:span><text:span text:style-name="T14">"Squares of the numbers:"</text:span><text:span text:style-name="T11">)</text:span></text:p>
      <text:p text:style-name="P45"><text:span text:style-name="T21">for</text:span><text:span text:style-name="T11"> num </text:span><text:span text:style-name="T26">in</text:span><text:span text:style-name="T11"> numbers:</text:span></text:p>
      <text:p text:style-name="P45"><text:span text:style-name="T11"><text:s text:c="4"/></text:span><text:span text:style-name="T13">print</text:span><text:span text:style-name="T11">(num </text:span><text:span text:style-name="T12">**</text:span><text:span text:style-name="T11"> </text:span><text:span text:style-name="T12">2</text:span><text:span text:style-name="T11">)</text:span></text:p>
      <text:p text:style-name="P46"/>
      <text:p text:style-name="P45"><text:span text:style-name="T11">average </text:span><text:span text:style-name="T12">=</text:span><text:span text:style-name="T11"> </text:span><text:span text:style-name="T13">sum</text:span><text:span text:style-name="T11">(numbers) </text:span><text:span text:style-name="T12">/</text:span><text:span text:style-name="T11"> </text:span><text:span text:style-name="T13">len</text:span><text:span text:style-name="T11">(numbers)</text:span></text:p>
      <text:p text:style-name="P45"><text:span text:style-name="T13">print</text:span><text:span text:style-name="T11">(</text:span><text:span text:style-name="T14">"Average of the list:"</text:span><text:span text:style-name="T11">, average)</text:span></text:p>
      <text:p text:style-name="P43"/>
      <text:p text:style-name="P47">Output:</text:p>
      <text:p text:style-name="P31"><text:span text:style-name="T13">PS </text:span><text:span text:style-name="T11">C:\Users\zarif\OneDrive\Desktop\Programming\CSE-3214\Drawings&gt; &amp; C:/Users/zarif/AppData/Local/Programs/Python/Python314/python.exe c:/Users/zarif/OneDrive/Desktop/Programming/CSE-3214/Drawings/test.py</text:span></text:p>
      <text:p text:style-name="P31"><text:span text:style-name="T11">Numbers </text:span><text:span text:style-name="T21">in</text:span><text:span text:style-name="T11"> the list:</text:span></text:p>
      <text:p text:style-name="P32">2<text:span text:style-name="T27"/></text:p>
      <text:p text:style-name="P32">4<text:span text:style-name="T27"/></text:p>
      <text:p text:style-name="P32">6<text:span text:style-name="T27"/></text:p>
      <text:p text:style-name="P32">8<text:span text:style-name="T27"/></text:p>
      <text:p text:style-name="P32">10<text:span text:style-name="T27"/></text:p>
      <text:p text:style-name="P31"><text:soft-page-break/><text:span text:style-name="T11">Squares of the numbers:</text:span></text:p>
      <text:p text:style-name="P32">4<text:span text:style-name="T27"/></text:p>
      <text:p text:style-name="P32">16<text:span text:style-name="T27"/></text:p>
      <text:p text:style-name="P32">36<text:span text:style-name="T27"/></text:p>
      <text:p text:style-name="P32">64<text:span text:style-name="T27"/></text:p>
      <text:p text:style-name="P32">100<text:span text:style-name="T27"/></text:p>
      <text:p text:style-name="P32">Average of the list: 6.0</text:p>
      <text:p text:style-name="P43"/>
      <text:p text:style-name="P33"><text:span text:style-name="T5">Problem No: 0</text:span><text:span text:style-name="T15">5</text:span></text:p>
      <text:p text:style-name="P34">Problem Statement:</text:p>
      <text:p text:style-name="P42">Write a Python program using NumPy to create two arrays, perform addition and subtraction, compute their dot product, and display the shape and dimension of one array. <text:s/></text:p>
      <text:p text:style-name="P48"/>
      <text:p text:style-name="P47">Code:</text:p>
      <text:p text:style-name="P45"><text:span text:style-name="T21">import</text:span><text:span text:style-name="T23"> </text:span><text:span text:style-name="T28">numpy</text:span><text:span text:style-name="T23"> </text:span><text:span text:style-name="T21">as</text:span><text:span text:style-name="T23"> </text:span><text:span text:style-name="T28">np</text:span></text:p>
      <text:p text:style-name="P46"/>
      <text:p text:style-name="P45"><text:span text:style-name="T11">a </text:span><text:span text:style-name="T12">=</text:span><text:span text:style-name="T11"> np</text:span><text:span text:style-name="T12">.</text:span><text:span text:style-name="T11">array([</text:span><text:span text:style-name="T12">1</text:span><text:span text:style-name="T11">, </text:span><text:span text:style-name="T12">2</text:span><text:span text:style-name="T11">, </text:span><text:span text:style-name="T12">3</text:span><text:span text:style-name="T11">, </text:span><text:span text:style-name="T12">4</text:span><text:span text:style-name="T11">, </text:span><text:span text:style-name="T12">5</text:span><text:span text:style-name="T11">])</text:span></text:p>
      <text:p text:style-name="P45"><text:span text:style-name="T11">b </text:span><text:span text:style-name="T12">=</text:span><text:span text:style-name="T11"> np</text:span><text:span text:style-name="T12">.</text:span><text:span text:style-name="T11">array([</text:span><text:span text:style-name="T12">10</text:span><text:span text:style-name="T11">, </text:span><text:span text:style-name="T12">20</text:span><text:span text:style-name="T11">, </text:span><text:span text:style-name="T12">30</text:span><text:span text:style-name="T11">, </text:span><text:span text:style-name="T12">40</text:span><text:span text:style-name="T11">, </text:span><text:span text:style-name="T12">50</text:span><text:span text:style-name="T11">])</text:span></text:p>
      <text:p text:style-name="P46"/>
      <text:p text:style-name="P45"><text:span text:style-name="T13">print</text:span><text:span text:style-name="T11">(</text:span><text:span text:style-name="T14">"a + b ="</text:span><text:span text:style-name="T11">, a </text:span><text:span text:style-name="T12">+</text:span><text:span text:style-name="T11"> b)</text:span></text:p>
      <text:p text:style-name="P45"><text:span text:style-name="T13">print</text:span><text:span text:style-name="T11">(</text:span><text:span text:style-name="T14">"a - b ="</text:span><text:span text:style-name="T11">, a </text:span><text:span text:style-name="T12">-</text:span><text:span text:style-name="T11"> b)</text:span></text:p>
      <text:p text:style-name="P46"/>
      <text:p text:style-name="P45"><text:span text:style-name="T11">dot_product </text:span><text:span text:style-name="T12">=</text:span><text:span text:style-name="T11"> np</text:span><text:span text:style-name="T12">.</text:span><text:span text:style-name="T11">dot(a, b)</text:span></text:p>
      <text:p text:style-name="P45"><text:span text:style-name="T13">print</text:span><text:span text:style-name="T11">(</text:span><text:span text:style-name="T14">"Dot product of a and b:"</text:span><text:span text:style-name="T11">, dot_product)</text:span></text:p>
      <text:p text:style-name="P46"/>
      <text:p text:style-name="P45"><text:span text:style-name="T13">print</text:span><text:span text:style-name="T11">(</text:span><text:span text:style-name="T14">"Shape of array a:"</text:span><text:span text:style-name="T11">, a</text:span><text:span text:style-name="T12">.</text:span><text:span text:style-name="T11">shape)</text:span></text:p>
      <text:p text:style-name="P45"><text:span text:style-name="T13">print</text:span><text:span text:style-name="T11">(</text:span><text:span text:style-name="T14">"Dimension of array a:"</text:span><text:span text:style-name="T11">, a</text:span><text:span text:style-name="T12">.</text:span><text:span text:style-name="T11">ndim)</text:span></text:p>
      <text:p text:style-name="P43"/>
      <text:p text:style-name="P49">Output:</text:p>
      <text:p text:style-name="P49"/>
      <text:p text:style-name="P50"><text:span text:style-name="T13">PS </text:span><text:span text:style-name="T11">C:\Users\zarif\OneDrive\Desktop\Programming\CSE-3214\Drawings&gt; &amp; C:/Users/zarif/AppData/Local/Programs/Python/Python314/python.exe c:/Users/zarif/OneDrive/Desktop/Programming/CSE-3214/Drawings/test.py</text:span></text:p>
      <text:p text:style-name="P51">a + b = [11 22 33 44 55]</text:p>
      <text:p text:style-name="P51">a - b = [ -9 -18 -27 -36 -45]</text:p>
      <text:p text:style-name="P51">Dot product of a and b: 550</text:p>
      <text:p text:style-name="P51">Shape of array a: (5,)</text:p>
      <text:p text:style-name="P51">Dimension of array a: 1</text:p>
      <text:p text:style-name="P13"/>
      <text:p text:style-name="P13"/>
      <text:p text:style-name="P13"/>
      <text:p text:style-name="P13"/>
      <text:p text:style-name="P13"/>
      <text:p text:style-name="P13"/>
      <text:p text:style-name="P13"/>
      <text:p text:style-name="P13"/>
      <text:p text:style-name="P13"/>
      <text:p text:style-name="P13"/>
      <text:p text:style-name="P15"><text:soft-page-break/><text:span text:style-name="T29">1</text:span>.<text:span text:style-name="T29">6</text:span><text:tab/><text:span text:style-name="T30">Discussion</text:span></text:p>
      <text:p text:style-name="P52">In this experiment, fundamental programming concepts were explored and implemented using Python. Basic input-output operations were practiced, and arithmetic computations were performed using standard mathematical operators. Variables were declared and assigned values, and different data types such as integers, floats, strings, and Booleans were identified and examined. The use of comments was demonstrated to improve code readability and documentation.</text:p>
      <text:p text:style-name="P53">Conditional statements were applied to control the flow of execution based on logical conditions. Comparison and logical operators were used to evaluate expressions, and decisions were made using <text:span text:style-name="Source_20_Text"><text:span text:style-name="T31">if</text:span></text:span><text:span text:style-name="T31">, </text:span><text:span text:style-name="Source_20_Text"><text:span text:style-name="T31">elif</text:span></text:span><text:span text:style-name="T31">,</text:span> and <text:span text:style-name="Source_20_Text"><text:span text:style-name="T31">else</text:span></text:span> statements. Iterative structures such as <text:span text:style-name="Source_20_Text"><text:span text:style-name="T31">while</text:span></text:span> and <text:span text:style-name="Source_20_Text"><text:span text:style-name="T31">for</text:span></text:span> loops were utilized to repeat specific tasks efficiently. Lists were created and manipulated, and elements were accessed using indexing and slicing techniques. Dictionaries were introduced, and key–value pairs were accessed, modified, and extended as required.</text:p>
      <text:p text:style-name="P53">User-defined functions were created to enhance modularity, organization, and reusability of code. Built-in functions were applied to perform common operations such as calculating length, sum, minimum, and maximum values. NumPy arrays were used for numerical computations, and vectorized operations were performed to improve efficiency compared to traditional looping methods. Statistical measures such as mean, median, and standard deviation were calculated using NumPy functions.</text:p>
      <text:p text:style-name="P53">Furthermore, basic data visualization techniques were demonstrated using Matplotlib. Line plots and histograms were generated to represent data graphically, and labels, titles, and grids were added to improve clarity. Overall, practical knowledge of core Python programming concepts and introductory data analysis techniques was gained through the successful completion of this experiment.</text:p>
      <text:p text:style-name="P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3T05:45:36.168098800</meta:creation-date>
    <dc:date>2026-03-04T01:00:40.445137900</dc:date>
    <meta:editing-duration>PT58M21S</meta:editing-duration>
    <meta:editing-cycles>17</meta:editing-cycles>
    <meta:generator>LibreOffice/25.8.4.2$Windows_X86_64 LibreOffice_project/290daaa01b999472f0c7a3890eb6a550fd74c6df</meta:generator>
    <meta:print-date>2026-03-04T01:00:36.110361300</meta:print-date>
    <meta:document-statistic meta:table-count="0" meta:image-count="0" meta:object-count="0" meta:page-count="5" meta:paragraph-count="106" meta:word-count="826" meta:character-count="6136" meta:non-whitespace-character-count="5401"/>
  </office:meta>
</office:document-meta>
</file>